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70000012775A91A5D5AC4B503.jpg" manifest:media-type="image/jpeg"/>
  <manifest:file-entry manifest:full-path="Pictures/100000000000012700000127DBE090498AE6540D.jpg" manifest:media-type="image/jpeg"/>
  <manifest:file-entry manifest:full-path="Pictures/10000000000001270000012747086A2275CAE67B.jpg" manifest:media-type="image/jpeg"/>
  <manifest:file-entry manifest:full-path="Pictures/100000000000012700000127195562C4DAECCC75.jpg" manifest:media-type="image/jpeg"/>
  <manifest:file-entry manifest:full-path="Pictures/100000000000012700000127978EAF7E1A9248FA.jpg" manifest:media-type="image/jpeg"/>
  <manifest:file-entry manifest:full-path="Pictures/100000000000012700000127E1B7BF8924939B1A.jpg" manifest:media-type="image/jpeg"/>
  <manifest:file-entry manifest:full-path="Pictures/1000000000000127000001277569C1F1B1B88CFF.jpg" manifest:media-type="image/jpeg"/>
  <manifest:file-entry manifest:full-path="Pictures/1000000000000127000001278D96D2EB38DCB08B.jpg" manifest:media-type="image/jpeg"/>
  <manifest:file-entry manifest:full-path="Pictures/100000000000012700000127466AA9AC16609245.jpg" manifest:media-type="image/jpeg"/>
  <manifest:file-entry manifest:full-path="Pictures/10000000000001270000012797799BE691B4F958.jpg" manifest:media-type="image/jpeg"/>
  <manifest:file-entry manifest:full-path="Pictures/10000000000001270000012709891C7424E416E6.jpg" manifest:media-type="image/jpeg"/>
  <manifest:file-entry manifest:full-path="Pictures/10000000000001270000012772DD0017629D9E75.jpg" manifest:media-type="image/jpeg"/>
  <manifest:file-entry manifest:full-path="Pictures/100000000000012700000127E006726997C9FCD1.jpg" manifest:media-type="image/jpeg"/>
  <manifest:file-entry manifest:full-path="Pictures/10000000000001270000012773C8CF14D982E0C7.jpg" manifest:media-type="image/jpeg"/>
  <manifest:file-entry manifest:full-path="Pictures/100000000000012700000127E39C7F354810C1EB.jpg" manifest:media-type="image/jpeg"/>
  <manifest:file-entry manifest:full-path="Pictures/100000000000012700000127C19D20A6E811BFCD.jpg" manifest:media-type="image/jpeg"/>
  <manifest:file-entry manifest:full-path="Pictures/100000000000012700000127D03AEA0D49591E45.jpg" manifest:media-type="image/jpeg"/>
  <manifest:file-entry manifest:full-path="Pictures/1000000000000127000001270BE5CB1F81DCD541.jpg" manifest:media-type="image/jpeg"/>
  <manifest:file-entry manifest:full-path="Pictures/100000000000012700000127DB0FA6425D5C848A.jpg" manifest:media-type="image/jpeg"/>
  <manifest:file-entry manifest:full-path="Pictures/1000000000000127000001279DC9E9EBE500B7F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2.488cm" svg:height="2.488cm" svg:x="1.93cm" svg:y="2.794cm">
          <draw:image xlink:href="Pictures/10000000000001270000012797799BE691B4F958.jpg" xlink:type="simple" xlink:show="embed" xlink:actuate="onLoad" loext:mime-type="image/jpeg">
            <text:p/>
          </draw:image>
        </draw:frame>
        <draw:frame draw:style-name="gr1" draw:text-style-name="P1" draw:layer="layout" svg:width="2.488cm" svg:height="2.488cm" svg:x="12.09cm" svg:y="2.794cm">
          <draw:image xlink:href="Pictures/10000000000001270000012772DD0017629D9E75.jpg" xlink:type="simple" xlink:show="embed" xlink:actuate="onLoad" loext:mime-type="image/jpeg">
            <text:p/>
          </draw:image>
        </draw:frame>
        <draw:frame draw:style-name="gr1" draw:text-style-name="P1" draw:layer="layout" svg:width="2.488cm" svg:height="2.488cm" svg:x="7.01cm" svg:y="2.794cm">
          <draw:image xlink:href="Pictures/1000000000000127000001277569C1F1B1B88CFF.jpg" xlink:type="simple" xlink:show="embed" xlink:actuate="onLoad" loext:mime-type="image/jpeg">
            <text:p/>
          </draw:image>
        </draw:frame>
        <draw:frame draw:style-name="gr1" draw:text-style-name="P1" draw:layer="layout" svg:width="2.488cm" svg:height="2.488cm" svg:x="17.17cm" svg:y="2.794cm">
          <draw:image xlink:href="Pictures/100000000000012700000127E1B7BF8924939B1A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1.93cm" svg:y="8.21cm">
          <draw:image xlink:href="Pictures/1000000000000127000001270BE5CB1F81DCD541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12.09cm" svg:y="8.204cm">
          <draw:image xlink:href="Pictures/1000000000000127000001278D96D2EB38DCB08B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7.007cm" svg:y="8.204cm">
          <draw:image xlink:href="Pictures/100000000000012700000127E006726997C9FCD1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17.167cm" svg:y="8.204cm">
          <draw:image xlink:href="Pictures/10000000000001270000012773C8CF14D982E0C7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1.93cm" svg:y="13.595cm">
          <draw:image xlink:href="Pictures/100000000000012700000127E39C7F354810C1EB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12.09cm" svg:y="13.589cm">
          <draw:image xlink:href="Pictures/100000000000012700000127DB0FA6425D5C848A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7.007cm" svg:y="13.589cm">
          <draw:image xlink:href="Pictures/1000000000000127000001279DC9E9EBE500B7FC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17.167cm" svg:y="13.589cm">
          <draw:image xlink:href="Pictures/10000000000001270000012709891C7424E416E6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1.93cm" svg:y="19.005cm">
          <draw:image xlink:href="Pictures/100000000000012700000127D03AEA0D49591E45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12.09cm" svg:y="18.999cm">
          <draw:image xlink:href="Pictures/100000000000012700000127466AA9AC16609245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7.007cm" svg:y="18.999cm">
          <draw:image xlink:href="Pictures/100000000000012700000127978EAF7E1A9248FA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17.167cm" svg:y="18.999cm">
          <draw:image xlink:href="Pictures/100000000000012700000127C19D20A6E811BFCD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1.93cm" svg:y="24.384cm">
          <draw:image xlink:href="Pictures/100000000000012700000127195562C4DAECCC75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12.09cm" svg:y="24.384cm">
          <draw:image xlink:href="Pictures/10000000000001270000012747086A2275CAE67B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7.01cm" svg:y="24.384cm">
          <draw:image xlink:href="Pictures/100000000000012700000127DBE090498AE6540D.jpg" xlink:type="simple" xlink:show="embed" xlink:actuate="onLoad" loext:mime-type="image/jpeg">
            <text:p/>
          </draw:image>
        </draw:frame>
        <draw:frame draw:style-name="gr1" draw:text-style-name="P1" draw:layer="layout" svg:width="2.489cm" svg:height="2.488cm" svg:x="17.17cm" svg:y="24.384cm">
          <draw:image xlink:href="Pictures/10000000000001270000012775A91A5D5AC4B503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11T19:43:14.272679104</dc:date>
    <meta:editing-duration>PT1H51M59S</meta:editing-duration>
    <meta:editing-cycles>3</meta:editing-cycles>
    <meta:generator>LibreOffice/6.4.7.2$Linux_X86_64 LibreOffice_project/40$Build-2</meta:generator>
    <meta:print-date>2025-02-11T19:27:07.972289599</meta:print-date>
    <meta:document-statistic meta:object-count="20"/>
  </office:meta>
</office:document-meta>
</file>